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Calligraphy" svg:font-family="Lucida Calligraphy" style:font-family-generic="script" style:font-pitch="variable" svg:panose-1="3 1 1 1 1 1 1 1 1 1"/>
    <style:font-face style:name="Rockwell" svg:font-family="Rockwell" style:font-family-generic="roman" style:font-pitch="variable" svg:panose-1="2 6 6 3 2 2 5 2 4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>
        <style:tab-stops>
          <style:tab-stop style:type="left" style:position="0.7875in"/>
          <style:tab-stop style:type="center" style:position="3.0687in"/>
          <style:tab-stop style:type="right" style:position="6.1375in"/>
        </style:tab-stops>
      </style:paragraph-properties>
    </style:style>
    <style:style style:name="T5" style:parent-style-name="Fuentedepárrafopredeter." style:family="text">
      <style:text-properties style:font-name="Lucida Calligraphy" style:font-name-asian="Lucida Calligraphy" style:font-name-complex="Lucida Calligraphy" fo:font-weight="bold" style:font-weight-asian="bold" style:font-weight-complex="bold" fo:color="#2E74B5" fo:font-size="16pt" style:font-size-asian="16pt" style:font-size-complex="16pt" fo:language="es"/>
    </style:style>
    <style:style style:name="P6" style:parent-style-name="Normal" style:family="paragraph">
      <style:paragraph-properties fo:text-align="center" fo:margin-bottom="0in" fo:line-height="100%"/>
    </style:style>
    <style:style style:name="T7" style:parent-style-name="Fuentedepárrafopredeter." style:family="text">
      <style:text-properties style:font-name="Lucida Calligraphy" style:font-name-asian="Lucida Calligraphy" style:font-name-complex="Lucida Calligraphy" fo:font-weight="bold" style:font-weight-asian="bold" style:font-weight-complex="bold" fo:color="#2E74B5" fo:font-size="16pt" style:font-size-asian="16pt" style:font-size-complex="16pt" fo:language="es"/>
    </style:style>
    <style:style style:name="P8" style:parent-style-name="Normal" style:family="paragraph">
      <style:paragraph-properties fo:text-align="center" fo:margin-bottom="0in" fo:line-height="100%"/>
    </style:style>
    <style:style style:name="T9" style:parent-style-name="Fuentedepárrafopredeter." style:family="text">
      <style:text-properties style:font-name="Lucida Calligraphy" style:font-name-asian="Lucida Calligraphy" style:font-name-complex="Lucida Calligraphy" fo:font-weight="bold" style:font-weight-asian="bold" style:font-weight-complex="bold" fo:color="#2E74B5" fo:font-size="10pt" style:font-size-asian="10pt" style:font-size-complex="10pt" fo:language="es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Fuentedepárrafopredeter." style:family="text">
      <style:text-properties style:font-name="Lucida Calligraphy" style:font-name-asian="Lucida Calligraphy" style:font-name-complex="Lucida Calligraphy" fo:font-weight="bold" style:font-weight-asian="bold" style:font-weight-complex="bold" fo:color="#2E74B5" fo:font-size="10pt" style:font-size-asian="10pt" style:font-size-complex="10pt" fo:language="es"/>
    </style:style>
    <style:style style:name="P12" style:parent-style-name="Normal" style:family="paragraph">
      <style:paragraph-properties fo:text-align="justify" fo:margin-bottom="0in" fo:line-height="100%"/>
    </style:style>
    <style:style style:name="T13" style:parent-style-name="Fuentedepárrafopredeter." style:family="text">
      <style:text-properties style:font-name="Lucida Calligraphy" style:font-name-asian="Lucida Calligraphy" style:font-name-complex="Lucida Calligraphy" fo:font-weight="bold" style:font-weight-asian="bold" style:font-weight-complex="bold" fo:color="#2E74B5" fo:font-size="10pt" style:font-size-asian="10pt" style:font-size-complex="10pt" fo:language="es"/>
    </style:style>
    <style:style style:name="T14" style:parent-style-name="Hipervínculo" style:family="text">
      <style:text-properties style:font-name="Rockwell" style:font-name-asian="Rockwell" style:font-name-complex="Rockwell" fo:font-size="10pt" style:font-size-asian="10pt" style:font-size-complex="10pt" fo:language="es"/>
    </style:style>
    <style:style style:name="P15" style:parent-style-name="Normal" style:family="paragraph">
      <style:paragraph-properties fo:text-align="center" fo:line-height="100%"/>
      <style:text-properties style:font-name="Arial" style:font-name-complex="Arial" fo:font-weight="bold" style:font-weight-asian="bold" style:font-weight-complex="bold"/>
    </style:style>
    <style:style style:name="P16" style:parent-style-name="Normal" style:family="paragraph">
      <style:paragraph-properties fo:text-align="center" fo:line-height="100%"/>
      <style:text-properties style:font-name="Arial" style:font-name-complex="Arial" fo:font-weight="bold" style:font-weight-asian="bold"/>
    </style:style>
    <style:style style:name="P17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18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19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20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21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22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23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24" style:parent-style-name="Normal" style:family="paragraph">
      <style:paragraph-properties fo:text-align="center" fo:line-height="100%"/>
      <style:text-properties style:font-name="Arial" style:font-name-complex="Arial" fo:font-weight="bold" style:font-weight-asian="bold" fo:language="es" fo:country="MX"/>
    </style:style>
    <style:style style:name="P25" style:parent-style-name="Normal" style:family="paragraph">
      <style:paragraph-properties fo:line-height="100%"/>
    </style:style>
    <style:style style:name="T26" style:parent-style-name="Fuentedepárrafopredeter." style:family="text">
      <style:text-properties style:font-name="Arial" style:font-name-complex="Arial" fo:language="es" fo:country="MX"/>
    </style:style>
    <style:style style:name="T27" style:parent-style-name="Fuentedepárrafopredeter." style:family="text">
      <style:text-properties style:font-name="Arial" style:font-name-complex="Arial" fo:language="es" fo:country="MX"/>
    </style:style>
    <style:style style:name="T28" style:parent-style-name="Fuentedepárrafopredeter." style:family="text">
      <style:text-properties style:font-name="Arial" style:font-name-complex="Arial" fo:language="es" fo:country="MX"/>
    </style:style>
    <style:style style:name="T29" style:parent-style-name="Fuentedepárrafopredeter." style:family="text">
      <style:text-properties style:font-name="Arial" style:font-name-complex="Arial" fo:language="es" fo:country="MX"/>
    </style:style>
    <style:style style:name="T30" style:parent-style-name="Fuentedepárrafopredeter." style:family="text">
      <style:text-properties style:font-name="Arial" style:font-name-complex="Arial" fo:language="es" fo:country="MX"/>
    </style:style>
    <style:style style:name="T31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T32" style:parent-style-name="Fuentedepárrafopredeter." style:family="text">
      <style:text-properties style:font-name="Arial" style:font-name-complex="Arial" fo:language="es" fo:country="MX"/>
    </style:style>
    <style:style style:name="T33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T34" style:parent-style-name="Fuentedepárrafopredeter." style:family="text">
      <style:text-properties style:font-name="Arial" style:font-name-complex="Arial" fo:language="es" fo:country="MX"/>
    </style:style>
    <style:style style:name="T35" style:parent-style-name="Fuentedepárrafopredeter." style:family="text">
      <style:text-properties style:font-name="Arial" style:font-name-complex="Arial" fo:language="es" fo:country="MX"/>
    </style:style>
    <style:style style:name="T36" style:parent-style-name="Fuentedepárrafopredeter." style:family="text">
      <style:text-properties style:font-name="Arial" style:font-name-complex="Arial" fo:language="es" fo:country="MX"/>
    </style:style>
    <style:style style:name="T37" style:parent-style-name="Fuentedepárrafopredeter." style:family="text">
      <style:text-properties style:font-name="Arial" style:font-name-complex="Arial" fo:language="es" fo:country="MX"/>
    </style:style>
    <style:style style:name="T38" style:parent-style-name="Fuentedepárrafopredeter." style:family="text">
      <style:text-properties style:font-name="Arial" style:font-name-complex="Arial" fo:language="es" fo:country="MX"/>
    </style:style>
    <style:style style:name="T39" style:parent-style-name="Fuentedepárrafopredeter." style:family="text">
      <style:text-properties style:font-name="Arial" style:font-name-complex="Arial" fo:language="es" fo:country="MX"/>
    </style:style>
    <style:style style:name="T40" style:parent-style-name="Fuentedepárrafopredeter." style:family="text">
      <style:text-properties style:font-name="Arial" style:font-name-complex="Arial" fo:language="es" fo:country="MX"/>
    </style:style>
    <style:style style:name="T41" style:parent-style-name="Fuentedepárrafopredeter." style:family="text">
      <style:text-properties style:font-name="Arial" style:font-name-complex="Arial" fo:language="es" fo:country="MX"/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T43" style:parent-style-name="Fuentedepárrafopredeter." style:family="text">
      <style:text-properties style:font-name="Arial" style:font-name-complex="Arial" fo:language="es" fo:country="MX"/>
    </style:style>
    <style:style style:name="T44" style:parent-style-name="Fuentedepárrafopredeter." style:family="text">
      <style:text-properties style:font-name="Arial" style:font-name-complex="Arial" fo:background-color="#FFFF00" fo:language="es" fo:country="MX"/>
    </style:style>
    <style:style style:name="T45" style:parent-style-name="Fuentedepárrafopredeter." style:family="text">
      <style:text-properties style:font-name="Arial" style:font-name-complex="Arial" fo:background-color="#FFFF00" fo:language="es" fo:country="MX"/>
    </style:style>
    <style:style style:name="T46" style:parent-style-name="Fuentedepárrafopredeter." style:family="text">
      <style:text-properties style:font-name="Arial" style:font-name-complex="Arial" fo:font-weight="bold" style:font-weight-asian="bold" style:font-weight-complex="bold" fo:background-color="#FFFF00" fo:language="es" fo:country="MX"/>
    </style:style>
    <style:style style:name="T47" style:parent-style-name="Fuentedepárrafopredeter." style:family="text">
      <style:text-properties style:font-name="Arial" style:font-name-complex="Arial" fo:background-color="#FFFF00" fo:language="es" fo:country="MX"/>
    </style:style>
    <style:style style:name="T48" style:parent-style-name="Fuentedepárrafopredeter." style:family="text">
      <style:text-properties style:font-name="Arial" style:font-name-complex="Arial" fo:background-color="#FFFF00" fo:language="es" fo:country="MX"/>
    </style:style>
    <style:style style:name="T49" style:parent-style-name="Fuentedepárrafopredeter." style:family="text">
      <style:text-properties style:font-name="Arial" style:font-name-complex="Arial" fo:background-color="#FFFF00" fo:language="es" fo:country="MX"/>
    </style:style>
    <style:style style:name="T50" style:parent-style-name="Fuentedepárrafopredeter." style:family="text">
      <style:text-properties style:font-name="Arial" style:font-name-complex="Arial" fo:background-color="#FFFF00" fo:language="es" fo:country="MX"/>
    </style:style>
    <style:style style:name="T51" style:parent-style-name="Fuentedepárrafopredeter." style:family="text">
      <style:text-properties style:font-name="Arial" style:font-name-complex="Arial" fo:background-color="#FFFF00" fo:language="es" fo:country="MX"/>
    </style:style>
    <style:style style:name="T52" style:parent-style-name="Fuentedepárrafopredeter." style:family="text">
      <style:text-properties style:font-name="Arial" style:font-name-complex="Arial" fo:background-color="#FFFF00" fo:language="es" fo:country="MX"/>
    </style:style>
    <style:style style:name="T53" style:parent-style-name="Fuentedepárrafopredeter." style:family="text">
      <style:text-properties style:font-name="Arial" style:font-name-complex="Arial" fo:background-color="#FFFF00" fo:language="es" fo:country="MX"/>
    </style:style>
    <style:style style:name="T54" style:parent-style-name="Fuentedepárrafopredeter." style:family="text">
      <style:text-properties style:font-name="Arial" style:font-name-complex="Arial" fo:background-color="#FFFF00" fo:language="es" fo:country="MX"/>
    </style:style>
    <style:style style:name="T55" style:parent-style-name="Fuentedepárrafopredeter." style:family="text">
      <style:text-properties style:font-name="Arial" style:font-name-complex="Arial" fo:background-color="#FFFF00" fo:language="es" fo:country="MX"/>
    </style:style>
    <style:style style:name="T56" style:parent-style-name="Fuentedepárrafopredeter." style:family="text">
      <style:text-properties style:font-name="Arial" style:font-name-complex="Arial" fo:background-color="#FFFF00" fo:language="es" fo:country="MX"/>
    </style:style>
    <style:style style:name="T57" style:parent-style-name="Fuentedepárrafopredeter." style:family="text">
      <style:text-properties style:font-name="Arial" style:font-name-complex="Arial" fo:background-color="#FFFF00" fo:language="es" fo:country="MX"/>
    </style:style>
    <style:style style:name="T58" style:parent-style-name="Fuentedepárrafopredeter." style:family="text">
      <style:text-properties style:font-name="Arial" style:font-name-complex="Arial" fo:background-color="#FFFF00" fo:language="es" fo:country="MX"/>
    </style:style>
    <style:style style:name="T59" style:parent-style-name="Fuentedepárrafopredeter." style:family="text">
      <style:text-properties style:font-name="Arial" style:font-name-complex="Arial" fo:background-color="#FFFF00" fo:language="es" fo:country="MX"/>
    </style:style>
    <style:style style:name="T60" style:parent-style-name="Fuentedepárrafopredeter." style:family="text">
      <style:text-properties style:font-name="Arial" style:font-name-complex="Arial" fo:background-color="#FFFF00" fo:language="es" fo:country="MX"/>
    </style:style>
    <style:style style:name="T61" style:parent-style-name="Fuentedepárrafopredeter." style:family="text">
      <style:text-properties style:font-name="Arial" style:font-name-complex="Arial" fo:language="es" fo:country="MX"/>
    </style:style>
    <style:style style:name="P62" style:parent-style-name="Normal" style:family="paragraph">
      <style:paragraph-properties fo:text-align="justify" fo:line-height="100%"/>
      <style:text-properties style:font-name="Arial" style:font-name-complex="Arial" fo:language="es" fo:country="MX"/>
    </style:style>
    <style:style style:name="P63" style:parent-style-name="Normal" style:family="paragraph">
      <style:paragraph-properties fo:text-align="justify" fo:line-height="100%"/>
      <style:text-properties style:font-name="Arial" style:font-name-complex="Arial" fo:language="es" fo:country="MX"/>
    </style:style>
    <style:style style:name="P64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65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66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67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68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69" style:parent-style-name="Normal" style:family="paragraph">
      <style:paragraph-properties fo:line-height="100%"/>
    </style:style>
    <style:style style:name="T70" style:parent-style-name="Hipervínculo" style:family="text">
      <style:text-properties style:font-name="Arial" style:font-name-complex="Arial" fo:language="es" fo:country="MX"/>
    </style:style>
    <style:style style:name="P71" style:parent-style-name="Normal" style:family="paragraph">
      <style:paragraph-properties fo:line-height="100%"/>
      <style:text-properties style:font-name="Arial" style:font-name-complex="Arial" fo:language="es" fo:country="MX"/>
    </style:style>
    <style:style style:name="P72" style:parent-style-name="Normal" style:family="paragraph">
      <style:text-properties fo:background-color="#FFFF00"/>
    </style:style>
    <style:style style:name="P73" style:parent-style-name="Normal" style:family="paragraph">
      <style:paragraph-properties fo:line-height="100%"/>
    </style:style>
    <style:style style:name="P74" style:parent-style-name="Normal" style:family="paragraph">
      <style:paragraph-properties fo:line-height="100%"/>
    </style:style>
    <style:style style:name="P75" style:parent-style-name="Normal" style:family="paragraph">
      <style:paragraph-properties fo:line-height="100%"/>
    </style:style>
    <style:style style:name="T76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T77" style:parent-style-name="Fuentedepárrafopredeter." style:family="text">
      <style:text-properties style:font-name="Arial" style:font-name-complex="Arial" fo:language="es" fo:country="MX"/>
    </style:style>
    <style:style style:name="T78" style:parent-style-name="Fuentedepárrafopredeter." style:family="text">
      <style:text-properties style:font-name="Arial" style:font-name-complex="Arial" fo:language="es" fo:country="MX"/>
    </style:style>
    <style:style style:name="T79" style:parent-style-name="Fuentedepárrafopredeter." style:family="text">
      <style:text-properties style:font-name="Arial" style:font-name-complex="Arial" fo:language="es" fo:country="MX"/>
    </style:style>
    <style:style style:name="T80" style:parent-style-name="Fuentedepárrafopredeter." style:family="text">
      <style:text-properties style:font-name="Arial" style:font-name-complex="Arial" fo:language="es" fo:country="MX"/>
    </style:style>
    <style:style style:name="T81" style:parent-style-name="Fuentedepárrafopredeter." style:family="text">
      <style:text-properties style:font-name="Arial" style:font-name-complex="Arial" fo:language="es" fo:country="MX"/>
    </style:style>
  </office:automatic-styles>
  <office:body>
    <office:text text:use-soft-page-breaks="true">
      <text:p text:style-name="P1"><text:span text:style-name="T5">ESTUDIO JURIDICO</text:span></text:p>
      <text:p text:style-name="P6"><text:span text:style-name="T7">Dr. VICENTE SANCHEZ JARAMILLO</text:span></text:p>
      <text:p text:style-name="P8"><text:span text:style-name="T9">Dirección Calle Welmer Quezada y Tomas Carrión</text:span></text:p>
      <text:p text:style-name="P10"><text:span text:style-name="T11">Teléfono 072948-309 – 0990951653</text:span></text:p>
      <text:p text:style-name="P12"><text:span text:style-name="T13"><text:s text:c="19"/>Correo<text:s/></text:span><text:a xlink:href="mailto:drvicente1964@yahoo.es" office:target-frame-name="_top" xlink:show="replace"><text:span text:style-name="T14">drvicente1964@yahoo.es</text:span></text:a></text:p>
      <text:p text:style-name="P15"/>
      <text:p text:style-name="P16">Certificación de la<text:s/>organización receptora</text:p>
      <text:p text:style-name="P17"/>
      <text:p text:style-name="P18"/>
      <text:p text:style-name="P19">Portovelo,<text:s/>11 de abril del 2023</text:p>
      <text:p text:style-name="P20"/>
      <text:p text:style-name="P21">Dr. JOSE VICENTE SANCHEZ JARAMILLO</text:p>
      <text:p text:style-name="P22">Dr. EN JURISPRUDENCIA</text:p>
      <text:p text:style-name="P23">CONSULTORIO JURIDICO PRIVADO DEL Dr.<text:s/>JOSE<text:s/>VICENTE SANCHEZ JARAMILLO</text:p>
      <text:p text:style-name="P24">CERTIFICO</text:p>
      <text:p text:style-name="P25"><text:span text:style-name="T26">Que</text:span><text:span text:style-name="T27"><text:s/>la</text:span><text:span text:style-name="T28"><text:s/></text:span><text:span text:style-name="T29">S</text:span><text:span text:style-name="T30">rta.<text:s/></text:span><text:span text:style-name="T31">ANDREINA SOLEDAD ESPINOZA CHICAY</text:span><text:span text:style-name="T32">, portador de la cédula de identidad<text:s/></text:span><text:span text:style-name="T33">0705757839</text:span><text:span text:style-name="T34">, estudiante</text:span><text:span text:style-name="T35"><text:s/>de la carrera de<text:s/></text:span><text:span text:style-name="T36">Administración Pública</text:span><text:span text:style-name="T37"><text:s/>de la Universidad Técnica Particular de Loja, realizó sus prácticas preprofesionales en<text:s/></text:span><text:span text:style-name="T38">“Razón Social”</text:span><text:span text:style-name="T39"><text:s/></text:span><text:span text:style-name="T40">en el Departamento<text:s/></text:span><text:span text:style-name="T41">NN</text:span><text:span text:style-name="T42">,</text:span><text:span text:style-name="T43"><text:s/>desde e</text:span><text:span text:style-name="T44">l<text:s/></text:span><text:span text:style-name="T45">11</text:span><text:span text:style-name="T46"><text:s/></text:span><text:span text:style-name="T47">de</text:span><text:span text:style-name="T48"><text:s/>abril</text:span><text:span text:style-name="T49"><text:s/>del<text:s/></text:span><text:span text:style-name="T50">2023</text:span><text:span text:style-name="T51"><text:s/>hasta el<text:s/></text:span><text:span text:style-name="T52">5</text:span><text:span text:style-name="T53"><text:s/>de<text:s/></text:span><text:span text:style-name="T54">junio del</text:span><text:span text:style-name="T55"><text:s/></text:span><text:span text:style-name="T56">2023</text:span><text:span text:style-name="T57">, cumpliendo<text:s/></text:span><text:span text:style-name="T58">144</text:span><text:span text:style-name="T59"><text:s/></text:span><text:span text:style-name="T60">horas</text:span><text:span text:style-name="T61"><text:s/>de prácticas preprofesionales.</text:span></text:p>
      <text:p text:style-name="P62">La Srta. estudiante en mención, ha demostrado ser responsable en el cumplimiento de las tareas encomendadas para su práctica preprofesional.</text:p>
      <text:p text:style-name="P63">Esto es todo cuanto puedo manifestar en honor a la verdad, pudiendo el suscrito hacer uso de este documento como estime conveniente.</text:p>
      <text:p text:style-name="P64">Atentamente,</text:p>
      <text:p text:style-name="P65"/>
      <text:p text:style-name="P66">____________________________</text:p>
      <text:p text:style-name="P67">Dr. JOSE VICENTE SANCHEZ JARAMILLO<text:s/></text:p>
      <text:p text:style-name="P68">Dr. EN JURISPRUDENCIA</text:p>
      <text:p text:style-name="P69"><text:a xlink:href="mailto:drvicente1964@yahoo.es" office:target-frame-name="_top" xlink:show="replace"><text:span text:style-name="T70">drvicente1964@yahoo.es</text:span></text:a></text:p>
      <text:p text:style-name="P71">0990951653</text:p>
      <text:p text:style-name="P72">Sello de la institución</text:p>
      <text:p text:style-name="P73"/>
      <text:p text:style-name="P74"/>
      <text:p text:style-name="P75"><text:span text:style-name="T76">*Nota:</text:span><text:span text:style-name="T77"><text:s/>Este documento puede ser firmado por el Representante Legal</text:span><text:span text:style-name="T78"><text:s/>o</text:span><text:span text:style-name="T79"><text:s/>Jefe de Recursos Humanos</text:span><text:span text:style-name="T80"><text:s/>de la organización receptora</text:span><text:span text:style-name="T81">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Calligraphy" svg:font-family="Lucida Calligraphy" style:font-family-generic="script" style:font-pitch="variable" svg:panose-1="3 1 1 1 1 1 1 1 1 1"/>
    <style:font-face style:name="Rockwell" svg:font-family="Rockwell" style:font-family-generic="roman" style:font-pitch="variable" svg:panose-1="2 6 6 3 2 2 5 2 4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Fuentedepárrafopredeter." style:family="text">
      <style:text-properties style:font-name="Arial" style:font-name-complex="Arial" fo:language="es" fo:country="MX"/>
    </style:style>
    <style:style style:name="P3" style:parent-style-name="Normal" style:family="paragraph">
      <style:paragraph-properties fo:text-align="center"/>
    </style:style>
    <style:style style:name="P4" style:parent-style-name="Piedepágina" style:family="paragraph">
      <style:text-properties fo:language="es" fo:country="MX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Encabezado"><text:span text:style-name="T2"><draw:frame draw:z-index="251658240" draw:id="id0" draw:style-name="a0" draw:name="Cuadro de texto 1" text:anchor-type="paragraph" svg:x="0in" svg:y="0.02847in" svg:width="1.40556in" svg:height="0.53125in" style:rel-width="scale" style:rel-height="scale"><draw:text-box><text:p text:style-name="P3">Logo de la empresa</text:p></draw:text-box><svg:title/><svg:desc/></draw:frame></text:span><draw:frame draw:style-name="a1" draw:name="Imagen 39" text:anchor-type="as-char" svg:x="0in" svg:y="0in" svg:width="1.77569in" svg:height="0.71597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4">Versión 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Certificación de la organización receptora</dc:title>
    <dc:description/>
    <dc:subject/>
    <meta:initial-creator>MILENNY JAMILET SOTO ALVARADO</meta:initial-creator>
    <dc:creator>IRMA ELIZABETH CADME SAMANIEGO</dc:creator>
    <meta:creation-date>2024-07-16T17:46:00Z</meta:creation-date>
    <dc:date>2024-07-16T17:46:00Z</dc:date>
    <meta:print-date>2023-06-03T01:04:00Z</meta:print-date>
    <meta:template xlink:href="Normal.dotm" xlink:type="simple"/>
    <meta:editing-cycles>18</meta:editing-cycles>
    <meta:editing-duration>PT0S</meta:editing-duration>
    <meta:user-defined meta:name="ContentTypeId">0x010100E7D930A81BBE4248B4D8B4C4898FD42B</meta:user-defined>
    <meta:document-statistic meta:page-count="1" meta:paragraph-count="2" meta:word-count="219" meta:character-count="1427" meta:row-count="10" meta:non-whitespace-character-count="1210"/>
  </office:meta>
</office:document-meta>
</file>